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2.45cm" fo:min-width="12.2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0000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cc00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cc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2.348cm" fo:min-width="12.098cm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ff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ff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0cm" svg:y="0cm">
          <text:p/>
          <draw:enhanced-geometry svg:viewBox="0 0 21600 21600" draw:type="rectangle" draw:enhanced-path="M 0 0 L 21600 0 21600 21600 0 21600 0 0 Z N"/>
        </draw:custom-shape>
        <draw:connector draw:style-name="gr2" draw:text-style-name="P1" xml:id="id1" draw:id="id1" draw:layer="layout" draw:type="line" svg:x1="4.134cm" svg:y1="1.578cm" svg:x2="1.52cm" svg:y2="4.256cm" svg:d="M4134 1578l-2614 2678" svg:viewBox="0 0 2615 2679">
          <text:p/>
        </draw:connector>
        <draw:connector draw:style-name="gr2" draw:text-style-name="P1" xml:id="id2" draw:id="id2" draw:layer="layout" draw:type="line" svg:x1="1.52cm" svg:y1="4.256cm" svg:x2="1.133cm" svg:y2="6.579cm" draw:start-shape="id1" draw:start-glue-point="3" svg:d="M1520 4256l-387 2323" svg:viewBox="0 0 388 2324">
          <text:p/>
        </draw:connector>
        <draw:connector draw:style-name="gr2" draw:text-style-name="P1" xml:id="id3" draw:id="id3" draw:layer="layout" draw:type="line" svg:x1="1.133cm" svg:y1="6.579cm" svg:x2="2.262cm" svg:y2="8.483cm" draw:start-shape="id2" draw:start-glue-point="3" svg:d="M1133 6579l1129 1904" svg:viewBox="0 0 1130 1905">
          <text:p/>
        </draw:connector>
        <draw:connector draw:style-name="gr2" draw:text-style-name="P1" xml:id="id4" draw:id="id4" draw:layer="layout" draw:type="line" svg:x1="2.262cm" svg:y1="8.483cm" svg:x2="4.747cm" svg:y2="8.225cm" draw:start-shape="id3" draw:start-glue-point="3" svg:d="M2262 8483l2485-258" svg:viewBox="0 0 2486 259">
          <text:p/>
        </draw:connector>
        <draw:connector draw:style-name="gr2" draw:text-style-name="P1" xml:id="id5" draw:id="id5" draw:layer="layout" draw:type="line" svg:x1="4.747cm" svg:y1="8.225cm" svg:x2="6.554cm" svg:y2="5.999cm" draw:start-shape="id4" draw:start-glue-point="3" svg:d="M4747 8225l1807-2226" svg:viewBox="0 0 1808 2227">
          <text:p/>
        </draw:connector>
        <draw:connector draw:style-name="gr2" draw:text-style-name="P1" xml:id="id6" draw:id="id6" draw:layer="layout" draw:type="line" svg:x1="6.554cm" svg:y1="5.999cm" svg:x2="7.005cm" svg:y2="2.966cm" draw:start-shape="id5" draw:start-glue-point="3" svg:d="M6554 5999l451-3033" svg:viewBox="0 0 452 3034">
          <text:p/>
        </draw:connector>
        <draw:connector draw:style-name="gr2" draw:text-style-name="P1" draw:layer="layout" draw:type="line" svg:x1="7.005cm" svg:y1="2.966cm" svg:x2="4.134cm" svg:y2="1.578cm" draw:start-shape="id6" draw:start-glue-point="3" draw:end-shape="id1" draw:end-glue-point="2" svg:d="M7005 2966l-2871-1388" svg:viewBox="0 0 2872 1389">
          <text:p/>
        </draw:connector>
        <draw:connector draw:style-name="gr3" draw:text-style-name="P1" xml:id="id7" draw:id="id7" draw:layer="layout" draw:type="line" svg:x1="4.747cm" svg:y1="8.225cm" svg:x2="4.166cm" svg:y2="10.484cm" draw:start-shape="id4" draw:start-glue-point="3" svg:d="M4747 8225l-581 2259" svg:viewBox="0 0 582 2260">
          <text:p/>
        </draw:connector>
        <draw:connector draw:style-name="gr3" draw:text-style-name="P1" xml:id="id8" draw:id="id8" draw:layer="layout" draw:type="line" svg:x1="4.166cm" svg:y1="10.484cm" svg:x2="7.78cm" svg:y2="11.323cm" draw:start-shape="id7" draw:start-glue-point="3" svg:d="M4166 10484l3614 839" svg:viewBox="0 0 3615 840">
          <text:p/>
        </draw:connector>
        <draw:connector draw:style-name="gr3" draw:text-style-name="P1" xml:id="id9" draw:id="id9" draw:layer="layout" draw:type="line" svg:x1="7.78cm" svg:y1="11.323cm" svg:x2="10.748cm" svg:y2="8.161cm" draw:start-shape="id8" draw:start-glue-point="3" svg:d="M7780 11323l2968-3162" svg:viewBox="0 0 2969 3163">
          <text:p/>
        </draw:connector>
        <draw:connector draw:style-name="gr3" draw:text-style-name="P1" xml:id="id10" draw:id="id10" draw:layer="layout" draw:type="line" svg:x1="10.748cm" svg:y1="8.161cm" svg:x2="11.2cm" svg:y2="4.353cm" draw:start-shape="id9" draw:start-glue-point="3" svg:d="M10748 8161l452-3808" svg:viewBox="0 0 453 3809">
          <text:p/>
        </draw:connector>
        <draw:connector draw:style-name="gr3" draw:text-style-name="P1" xml:id="id11" draw:id="id11" draw:layer="layout" draw:type="line" svg:x1="11.2cm" svg:y1="4.353cm" svg:x2="9.748cm" svg:y2="1.998cm" draw:start-shape="id10" draw:start-glue-point="3" svg:d="M11200 4353l-1452-2355" svg:viewBox="0 0 1453 2356">
          <text:p/>
        </draw:connector>
        <draw:connector draw:style-name="gr3" draw:text-style-name="P1" draw:layer="layout" draw:type="line" svg:x1="9.748cm" svg:y1="1.998cm" svg:x2="7.005cm" svg:y2="2.966cm" draw:start-shape="id11" draw:start-glue-point="3" draw:end-shape="id6" draw:end-glue-point="3" svg:d="M9748 1998l-2743 968" svg:viewBox="0 0 2744 969">
          <text:p/>
        </draw:connector>
        <draw:connector draw:style-name="gr4" draw:text-style-name="P1" xml:id="id12" draw:id="id12" draw:layer="layout" draw:type="line" svg:x1="4.747cm" svg:y1="8.225cm" svg:x2="4.646cm" svg:y2="5.808cm" draw:start-shape="id4" draw:start-glue-point="3" svg:d="M4747 8225l-101-2417" svg:viewBox="0 0 102 2418">
          <text:p/>
        </draw:connector>
        <draw:connector draw:style-name="gr4" draw:text-style-name="P1" xml:id="id13" draw:id="id13" draw:layer="layout" draw:type="line" svg:x1="4.646cm" svg:y1="5.808cm" svg:x2="5.324cm" svg:y2="4.26cm" draw:start-shape="id12" draw:start-glue-point="3" svg:d="M4646 5808l678-1548" svg:viewBox="0 0 679 1549">
          <text:p/>
        </draw:connector>
        <draw:connector draw:style-name="gr4" draw:text-style-name="P1" draw:layer="layout" draw:type="line" svg:x1="5.324cm" svg:y1="4.26cm" svg:x2="7.005cm" svg:y2="2.966cm" draw:start-shape="id13" draw:start-glue-point="3" draw:end-shape="id6" draw:end-glue-point="3" svg:d="M5324 4260l1681-1294" svg:viewBox="0 0 1682 1295">
          <text:p/>
        </draw:connector>
        <draw:custom-shape draw:style-name="gr5" draw:text-style-name="P1" draw:layer="layout" svg:width="12.7cm" svg:height="12.7cm" svg:x="12.954cm" svg:y="0cm">
          <text:p/>
          <draw:enhanced-geometry svg:viewBox="0 0 21600 21600" draw:type="rectangle" draw:enhanced-path="M 0 0 L 21600 0 21600 21600 0 21600 0 0 Z N"/>
        </draw:custom-shape>
        <draw:connector draw:style-name="gr2" draw:text-style-name="P1" xml:id="id14" draw:id="id14" draw:layer="layout" draw:type="line" svg:x1="17.088cm" svg:y1="1.578cm" svg:x2="14.474cm" svg:y2="4.256cm" svg:d="M17088 1578l-2614 2678" svg:viewBox="0 0 2615 2679">
          <text:p/>
        </draw:connector>
        <draw:connector draw:style-name="gr2" draw:text-style-name="P1" xml:id="id15" draw:id="id15" draw:layer="layout" draw:type="line" svg:x1="14.474cm" svg:y1="4.256cm" svg:x2="14.087cm" svg:y2="6.579cm" draw:start-shape="id14" draw:start-glue-point="3" svg:d="M14474 4256l-387 2323" svg:viewBox="0 0 388 2324">
          <text:p/>
        </draw:connector>
        <draw:connector draw:style-name="gr2" draw:text-style-name="P1" xml:id="id16" draw:id="id16" draw:layer="layout" draw:type="line" svg:x1="14.087cm" svg:y1="6.579cm" svg:x2="15.216cm" svg:y2="8.483cm" draw:start-shape="id15" draw:start-glue-point="3" svg:d="M14087 6579l1129 1904" svg:viewBox="0 0 1130 1905">
          <text:p/>
        </draw:connector>
        <draw:connector draw:style-name="gr2" draw:text-style-name="P1" xml:id="id17" draw:id="id17" draw:layer="layout" draw:type="line" svg:x1="15.216cm" svg:y1="8.483cm" svg:x2="17.701cm" svg:y2="8.225cm" draw:start-shape="id16" draw:start-glue-point="3" svg:d="M15216 8483l2485-258" svg:viewBox="0 0 2486 259">
          <text:p/>
        </draw:connector>
        <draw:connector draw:style-name="gr6" draw:text-style-name="P1" xml:id="id18" draw:id="id18" draw:layer="layout" draw:type="line" svg:x1="17.701cm" svg:y1="8.225cm" svg:x2="19.508cm" svg:y2="5.999cm" draw:start-shape="id17" draw:start-glue-point="3" svg:d="M17701 8225l1807-2226" svg:viewBox="0 0 1808 2227">
          <text:p/>
        </draw:connector>
        <draw:connector draw:style-name="gr6" draw:text-style-name="P1" xml:id="id19" draw:id="id19" draw:layer="layout" draw:type="line" svg:x1="19.508cm" svg:y1="5.999cm" svg:x2="19.959cm" svg:y2="2.966cm" draw:start-shape="id18" draw:start-glue-point="3" svg:d="M19508 5999l451-3033" svg:viewBox="0 0 452 3034">
          <text:p/>
        </draw:connector>
        <draw:connector draw:style-name="gr2" draw:text-style-name="P1" draw:layer="layout" draw:type="line" svg:x1="19.959cm" svg:y1="2.966cm" svg:x2="17.088cm" svg:y2="1.578cm" draw:start-shape="id19" draw:start-glue-point="3" draw:end-shape="id14" draw:end-glue-point="2" svg:d="M19959 2966l-2871-1388" svg:viewBox="0 0 2872 1389">
          <text:p/>
        </draw:connector>
        <draw:connector draw:style-name="gr3" draw:text-style-name="P1" xml:id="id20" draw:id="id20" draw:layer="layout" draw:type="line" svg:x1="17.701cm" svg:y1="8.225cm" svg:x2="17.12cm" svg:y2="10.484cm" draw:start-shape="id17" draw:start-glue-point="3" svg:d="M17701 8225l-581 2259" svg:viewBox="0 0 582 2260">
          <text:p/>
        </draw:connector>
        <draw:connector draw:style-name="gr3" draw:text-style-name="P1" xml:id="id21" draw:id="id21" draw:layer="layout" draw:type="line" svg:x1="17.12cm" svg:y1="10.484cm" svg:x2="20.734cm" svg:y2="11.323cm" draw:start-shape="id20" draw:start-glue-point="3" svg:d="M17120 10484l3614 839" svg:viewBox="0 0 3615 840">
          <text:p/>
        </draw:connector>
        <draw:connector draw:style-name="gr3" draw:text-style-name="P1" xml:id="id22" draw:id="id22" draw:layer="layout" draw:type="line" svg:x1="20.734cm" svg:y1="11.323cm" svg:x2="23.702cm" svg:y2="8.161cm" draw:start-shape="id21" draw:start-glue-point="3" svg:d="M20734 11323l2968-3162" svg:viewBox="0 0 2969 3163">
          <text:p/>
        </draw:connector>
        <draw:connector draw:style-name="gr3" draw:text-style-name="P1" xml:id="id23" draw:id="id23" draw:layer="layout" draw:type="line" svg:x1="23.702cm" svg:y1="8.161cm" svg:x2="24.154cm" svg:y2="4.353cm" draw:start-shape="id22" draw:start-glue-point="3" svg:d="M23702 8161l452-3808" svg:viewBox="0 0 453 3809">
          <text:p/>
        </draw:connector>
        <draw:connector draw:style-name="gr3" draw:text-style-name="P1" xml:id="id24" draw:id="id24" draw:layer="layout" draw:type="line" svg:x1="24.154cm" svg:y1="4.353cm" svg:x2="22.702cm" svg:y2="1.998cm" draw:start-shape="id23" draw:start-glue-point="3" svg:d="M24154 4353l-1452-2355" svg:viewBox="0 0 1453 2356">
          <text:p/>
        </draw:connector>
        <draw:connector draw:style-name="gr3" draw:text-style-name="P1" draw:layer="layout" draw:type="line" svg:x1="22.702cm" svg:y1="1.998cm" svg:x2="19.959cm" svg:y2="2.966cm" draw:start-shape="id24" draw:start-glue-point="3" draw:end-shape="id19" draw:end-glue-point="3" svg:d="M22702 1998l-2743 968" svg:viewBox="0 0 2744 969">
          <text:p/>
        </draw:connector>
        <draw:connector draw:style-name="gr7" draw:text-style-name="P1" xml:id="id25" draw:id="id25" draw:layer="layout" draw:type="line" svg:x1="17.701cm" svg:y1="8.225cm" svg:x2="17.6cm" svg:y2="5.808cm" draw:start-shape="id17" draw:start-glue-point="3" svg:d="M17701 8225l-101-2417" svg:viewBox="0 0 102 2418">
          <text:p/>
        </draw:connector>
        <draw:connector draw:style-name="gr7" draw:text-style-name="P1" xml:id="id26" draw:id="id26" draw:layer="layout" draw:type="line" svg:x1="17.6cm" svg:y1="5.808cm" svg:x2="18.278cm" svg:y2="4.26cm" draw:start-shape="id25" draw:start-glue-point="3" svg:d="M17600 5808l678-1548" svg:viewBox="0 0 679 1549">
          <text:p/>
        </draw:connector>
        <draw:connector draw:style-name="gr7" draw:text-style-name="P1" draw:layer="layout" draw:type="line" svg:x1="18.278cm" svg:y1="4.26cm" svg:x2="19.959cm" svg:y2="2.966cm" draw:start-shape="id26" draw:start-glue-point="3" draw:end-shape="id19" draw:end-glue-point="3" svg:d="M18278 4260l1681-1294" svg:viewBox="0 0 1682 1295">
          <text:p/>
        </draw:connector>
        <draw:custom-shape draw:style-name="gr5" draw:text-style-name="P1" draw:layer="layout" svg:width="12.7cm" svg:height="12.7cm" svg:x="25.908cm" svg:y="0cm">
          <text:p/>
          <draw:enhanced-geometry svg:viewBox="0 0 21600 21600" draw:type="rectangle" draw:enhanced-path="M 0 0 L 21600 0 21600 21600 0 21600 0 0 Z N"/>
        </draw:custom-shape>
        <draw:connector draw:style-name="gr2" draw:text-style-name="P1" xml:id="id27" draw:id="id27" draw:layer="layout" draw:type="line" svg:x1="30.042cm" svg:y1="1.578cm" svg:x2="27.428cm" svg:y2="4.256cm" svg:d="M30042 1578l-2614 2678" svg:viewBox="0 0 2615 2679">
          <text:p/>
        </draw:connector>
        <draw:connector draw:style-name="gr2" draw:text-style-name="P1" xml:id="id28" draw:id="id28" draw:layer="layout" draw:type="line" svg:x1="27.428cm" svg:y1="4.256cm" svg:x2="27.041cm" svg:y2="6.579cm" draw:start-shape="id27" draw:start-glue-point="3" svg:d="M27428 4256l-387 2323" svg:viewBox="0 0 388 2324">
          <text:p/>
        </draw:connector>
        <draw:connector draw:style-name="gr2" draw:text-style-name="P1" xml:id="id29" draw:id="id29" draw:layer="layout" draw:type="line" svg:x1="27.041cm" svg:y1="6.579cm" svg:x2="28.17cm" svg:y2="8.483cm" draw:start-shape="id28" draw:start-glue-point="3" svg:d="M27041 6579l1129 1904" svg:viewBox="0 0 1130 1905">
          <text:p/>
        </draw:connector>
        <draw:connector draw:style-name="gr2" draw:text-style-name="P1" xml:id="id30" draw:id="id30" draw:layer="layout" draw:type="line" svg:x1="28.17cm" svg:y1="8.483cm" svg:x2="30.655cm" svg:y2="8.225cm" draw:start-shape="id29" draw:start-glue-point="3" svg:d="M28170 8483l2485-258" svg:viewBox="0 0 2486 259">
          <text:p/>
        </draw:connector>
        <draw:connector draw:style-name="gr2" draw:text-style-name="P1" draw:layer="layout" draw:type="line" svg:x1="32.913cm" svg:y1="2.966cm" svg:x2="30.042cm" svg:y2="1.578cm" draw:end-shape="id27" draw:end-glue-point="2" svg:d="M32913 2966l-2871-1388" svg:viewBox="0 0 2872 1389">
          <text:p/>
        </draw:connector>
        <draw:connector draw:style-name="gr3" draw:text-style-name="P1" xml:id="id31" draw:id="id31" draw:layer="layout" draw:type="line" svg:x1="30.655cm" svg:y1="8.225cm" svg:x2="30.074cm" svg:y2="10.484cm" draw:start-shape="id30" draw:start-glue-point="3" svg:d="M30655 8225l-581 2259" svg:viewBox="0 0 582 2260">
          <text:p/>
        </draw:connector>
        <draw:connector draw:style-name="gr3" draw:text-style-name="P1" xml:id="id32" draw:id="id32" draw:layer="layout" draw:type="line" svg:x1="30.074cm" svg:y1="10.484cm" svg:x2="33.688cm" svg:y2="11.323cm" draw:start-shape="id31" draw:start-glue-point="3" svg:d="M30074 10484l3614 839" svg:viewBox="0 0 3615 840">
          <text:p/>
        </draw:connector>
        <draw:connector draw:style-name="gr3" draw:text-style-name="P1" xml:id="id33" draw:id="id33" draw:layer="layout" draw:type="line" svg:x1="33.688cm" svg:y1="11.323cm" svg:x2="36.656cm" svg:y2="8.161cm" draw:start-shape="id32" draw:start-glue-point="3" svg:d="M33688 11323l2968-3162" svg:viewBox="0 0 2969 3163">
          <text:p/>
        </draw:connector>
        <draw:connector draw:style-name="gr3" draw:text-style-name="P1" xml:id="id34" draw:id="id34" draw:layer="layout" draw:type="line" svg:x1="36.656cm" svg:y1="8.161cm" svg:x2="37.108cm" svg:y2="4.353cm" draw:start-shape="id33" draw:start-glue-point="3" svg:d="M36656 8161l452-3808" svg:viewBox="0 0 453 3809">
          <text:p/>
        </draw:connector>
        <draw:connector draw:style-name="gr3" draw:text-style-name="P1" xml:id="id35" draw:id="id35" draw:layer="layout" draw:type="line" svg:x1="37.108cm" svg:y1="4.353cm" svg:x2="35.656cm" svg:y2="1.998cm" draw:start-shape="id34" draw:start-glue-point="3" svg:d="M37108 4353l-1452-2355" svg:viewBox="0 0 1453 2356">
          <text:p/>
        </draw:connector>
        <draw:connector draw:style-name="gr3" draw:text-style-name="P1" draw:layer="layout" draw:type="line" svg:x1="35.656cm" svg:y1="1.998cm" svg:x2="32.913cm" svg:y2="2.966cm" draw:start-shape="id35" draw:start-glue-point="3" svg:d="M35656 1998l-2743 968" svg:viewBox="0 0 2744 9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6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6T20:41:49.929690170</meta:creation-date>
    <dc:date>2016-10-16T20:59:56.745000761</dc:date>
    <dc:creator>and </dc:creator>
    <meta:editing-duration>PT2M56S</meta:editing-duration>
    <meta:editing-cycles>1</meta:editing-cycles>
    <meta:document-statistic meta:object-count="46"/>
    <meta:generator>LibreOffice/5.0.6.2$Linux_X86_64 LibreOffice_project/00m0$Build-2</meta:generator>
  </office:meta>
</office:document-meta>
</file>